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hot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5];[.I5];[.K5];[.M5];[.O5])/5" office:value-type="float" office:value="95.8" calcext:value-type="float">
            <text:p>96</text:p>
          </table:table-cell>
          <table:table-cell table:style-name="ce9" table:formula="of:=SUM([.H5];[.J5];[.L5];[.N5];[.P5])/5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6];[.I6];[.K6];[.M6];[.O6])/5" office:value-type="float" office:value="66.2" calcext:value-type="float">
            <text:p>66</text:p>
          </table:table-cell>
          <table:table-cell table:style-name="ce9" table:formula="of:=SUM([.H6];[.J6];[.L6];[.N6];[.P6])/5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7];[.I7];[.K7];[.M7];[.O7])/5" office:value-type="float" office:value="67" calcext:value-type="float">
            <text:p>67</text:p>
          </table:table-cell>
          <table:table-cell table:style-name="ce9" table:formula="of:=SUM([.H7];[.J7];[.L7];[.N7];[.P7])/5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8];[.I8];[.K8];[.M8];[.O8])/5" office:value-type="float" office:value="73.8" calcext:value-type="float">
            <text:p>74</text:p>
          </table:table-cell>
          <table:table-cell table:style-name="ce9" table:formula="of:=SUM([.H8];[.J8];[.L8];[.N8];[.P8])/5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9];[.I9];[.K9];[.M9];[.O9])/5" office:value-type="float" office:value="75" calcext:value-type="float">
            <text:p>75</text:p>
          </table:table-cell>
          <table:table-cell table:style-name="ce9" table:formula="of:=SUM([.H9];[.J9];[.L9];[.N9];[.P9])/5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0];[.I10];[.K10];[.M10];[.O10])/5" office:value-type="float" office:value="41.8" calcext:value-type="float">
            <text:p>42</text:p>
          </table:table-cell>
          <table:table-cell table:style-name="ce9" table:formula="of:=SUM([.H10];[.J10];[.L10];[.N10];[.P10])/5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1];[.I11];[.K11];[.M11];[.O11])/5" office:value-type="float" office:value="45.8" calcext:value-type="float">
            <text:p>46</text:p>
          </table:table-cell>
          <table:table-cell table:style-name="ce9" table:formula="of:=SUM([.H11];[.J11];[.L11];[.N11];[.P11])/5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SUM([.G12];[.I12];[.K12];[.M12];[.O12])/5" office:value-type="float" office:value="37.4" calcext:value-type="float">
            <text:p>37</text:p>
          </table:table-cell>
          <table:table-cell table:style-name="ce10" table:formula="of:=SUM([.H12];[.J12];[.L12];[.N12];[.P12])/5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3];[.I13];[.K13];[.M13];[.O13])/5" office:value-type="float" office:value="37.2" calcext:value-type="float">
            <text:p>37</text:p>
          </table:table-cell>
          <table:table-cell table:style-name="ce9" table:formula="of:=SUM([.H13];[.J13];[.L13];[.N13];[.P13])/5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4];[.I14];[.K14];[.M14];[.O14])/5" office:value-type="float" office:value="44.2" calcext:value-type="float">
            <text:p>44</text:p>
          </table:table-cell>
          <table:table-cell table:style-name="ce9" table:formula="of:=SUM([.H14];[.J14];[.L14];[.N14];[.P14])/5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5];[.I15];[.K15];[.M15];[.O15])/5" office:value-type="float" office:value="43.6" calcext:value-type="float">
            <text:p>44</text:p>
          </table:table-cell>
          <table:table-cell table:style-name="ce9" table:formula="of:=SUM([.H15];[.J15];[.L15];[.N15];[.P15])/5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6];[.I16];[.K16];[.M16];[.O16])/5" office:value-type="float" office:value="37.6" calcext:value-type="float">
            <text:p>38</text:p>
          </table:table-cell>
          <table:table-cell table:style-name="ce9" table:formula="of:=SUM([.H16];[.J16];[.L16];[.N16];[.P16])/5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17];[.I17];[.K17];[.M17];[.O17])/5" office:value-type="float" office:value="62.4" calcext:value-type="float">
            <text:p>62</text:p>
          </table:table-cell>
          <table:table-cell table:style-name="ce9" table:formula="of:=SUM([.H17];[.J17];[.L17];[.N17];[.P17])/5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18];[.I18];[.K18];[.M18];[.O18])/5" office:value-type="float" office:value="52.6" calcext:value-type="float">
            <text:p>53</text:p>
          </table:table-cell>
          <table:table-cell table:style-name="ce9" table:formula="of:=SUM([.H18];[.J18];[.L18];[.N18];[.P18])/5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SUM([.G19];[.I19];[.K19];[.M19];[.O19])/5" office:value-type="float" office:value="52.8" calcext:value-type="float">
            <text:p>53</text:p>
          </table:table-cell>
          <table:table-cell table:style-name="ce10" table:formula="of:=SUM([.H19];[.J19];[.L19];[.N19];[.P19])/5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0];[.I20];[.K20];[.M20];[.O20])/5" office:value-type="float" office:value="93.2" calcext:value-type="float">
            <text:p>93</text:p>
          </table:table-cell>
          <table:table-cell table:style-name="ce9" table:formula="of:=SUM([.H20];[.J20];[.L20];[.N20];[.P20])/5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1];[.I21];[.K21];[.M21];[.O21])/5" office:value-type="float" office:value="63.2" calcext:value-type="float">
            <text:p>63</text:p>
          </table:table-cell>
          <table:table-cell table:style-name="ce9" table:formula="of:=SUM([.H21];[.J21];[.L21];[.N21];[.P21])/5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3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SUM([.G22];[.I22];[.K22];[.M22];[.O22])/5" office:value-type="float" office:value="51.2" calcext:value-type="float">
            <text:p>51</text:p>
          </table:table-cell>
          <table:table-cell table:style-name="ce9" table:formula="of:=SUM([.H22];[.J22];[.L22];[.N22];[.P22])/5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SUM([.G23];[.I23];[.K23];[.M23];[.O23])/5" office:value-type="float" office:value="83.2" calcext:value-type="float">
            <text:p>83</text:p>
          </table:table-cell>
          <table:table-cell table:style-name="ce9" table:formula="of:=SUM([.H23];[.J23];[.L23];[.N23];[.P23])/5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SUM([.G24];[.I24];[.K24];[.M24];[.O24])/5" office:value-type="float" office:value="27.6" calcext:value-type="float">
            <text:p>28</text:p>
          </table:table-cell>
          <table:table-cell table:style-name="ce9" table:formula="of:=SUM([.H24];[.J24];[.L24];[.N24];[.P24])/5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SUM([.G25];[.I25];[.K25];[.M25];[.O25])/5" office:value-type="float" office:value="44.8" calcext:value-type="float">
            <text:p>45</text:p>
          </table:table-cell>
          <table:table-cell table:style-name="ce10" table:formula="of:=SUM([.H25];[.J25];[.L25];[.N25];[.P25])/5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6];[.I26];[.K26];[.M26];[.O26])/5" office:value-type="float" office:value="100.2" calcext:value-type="float">
            <text:p>100</text:p>
          </table:table-cell>
          <table:table-cell table:style-name="ce9" table:formula="of:=SUM([.H26];[.J26];[.L26];[.N26];[.P26])/5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SUM([.G27];[.I27];[.K27];[.M27];[.O27])/5" office:value-type="float" office:value="84.8" calcext:value-type="float">
            <text:p>85</text:p>
          </table:table-cell>
          <table:table-cell table:style-name="ce9" table:formula="of:=SUM([.H27];[.J27];[.L27];[.N27];[.P27])/5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SUM([.G28];[.I28];[.K28];[.M28];[.O28])/5" office:value-type="float" office:value="75.8" calcext:value-type="float">
            <text:p>76</text:p>
          </table:table-cell>
          <table:table-cell table:style-name="ce9" table:formula="of:=SUM([.H28];[.J28];[.L28];[.N28];[.P28])/5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SUM([.G29];[.I29];[.K29];[.M29];[.O29])/5" office:value-type="float" office:value="41.4" calcext:value-type="float">
            <text:p>41</text:p>
          </table:table-cell>
          <table:table-cell table:style-name="ce10" table:formula="of:=SUM([.H29];[.J29];[.L29];[.N29];[.P29])/5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SUM([.G30];[.I30];[.K30];[.M30];[.O30])/5" office:value-type="float" office:value="50.4" calcext:value-type="float">
            <text:p>50</text:p>
          </table:table-cell>
          <table:table-cell table:style-name="ce9" table:formula="of:=SUM([.H30];[.J30];[.L30];[.N30];[.P30])/5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number-columns-repeated="2"/>
          <table:table-cell table:style-name="ce5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1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1" table:number-columns-repeated="3"/>
          <table:table-cell table:style-name="ce11" office:value-type="float" office:value="100" calcext:value-type="float">
            <text:p>100</text:p>
          </table:table-cell>
          <table:table-cell table:style-name="ce11" table:number-columns-repeated="3"/>
          <table:table-cell table:style-name="ce16" office:value-type="float" office:value="1000" calcext:value-type="float">
            <text:p>1000</text:p>
          </table:table-cell>
          <table:table-cell table:style-name="ce11" table:number-columns-repeated="1010"/>
          <table:table-cell table:style-name="ce12" table:number-columns-repeated="2"/>
        </table:table-row>
        <table:table-row table:style-name="ro1">
          <table:table-cell table:style-name="ce12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2" table:number-columns-repeated="1003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2-Tech NES controller</text:p>
          </table:table-cell>
          <table:table-cell table:style-name="ce13" table:number-columns-repeated="7"/>
          <table:table-cell table:style-name="ce13" office:value-type="string" calcext:value-type="string">
            <text:p>Buffalo Classic USB Gamepad</text:p>
          </table:table-cell>
          <table:table-cell table:style-name="ce13" table:number-columns-repeated="5"/>
          <table:table-cell table:style-name="ce13" office:value-type="string" calcext:value-type="string">
            <text:p>Dragonrise Inc.</text:p>
          </table:table-cell>
          <table:table-cell table:style-name="ce13"/>
          <table:table-cell table:style-name="ce13" office:value-type="string" calcext:value-type="string">
            <text:p>Mayflash MF Mega Drive Genesis Controller Adapter</text:p>
          </table:table-cell>
          <table:table-cell table:style-name="ce13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3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3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04T20:57:01.501445119</dc:date>
    <meta:editing-duration>PT22H44M22S</meta:editing-duration>
    <meta:editing-cycles>36</meta:editing-cycles>
    <meta:document-statistic meta:table-count="2" meta:cell-count="13020" meta:object-count="0"/>
    <meta:user-defined meta:name=""/>
  </office:meta>
</office:document-meta>
</file>